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99.05pt" svg:y="41.22pt">
            <loext:p draw:notify-on-update-of-ranges="Sheet1.A4:Sheet1.A4 Sheet1.B4:Sheet1.H4 Sheet1.A5:Sheet1.A5 Sheet1.B5:Sheet1.H5 Sheet1.A4:Sheet1.A4 Sheet1.B4:Sheet1.H4 Sheet1.A6:Sheet1.A6 Sheet1.B6:Sheet1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timated Execution Time (%)</text:p>
          </table:table-cell>
          <table:table-cell table:formula="of:=100/[.B2]" office:value-type="float" office:value="100" calcext:value-type="float">
            <text:p>100</text:p>
          </table:table-cell>
          <table:table-cell table:formula="of:=100/[.C2]" office:value-type="float" office:value="50" calcext:value-type="float">
            <text:p>50</text:p>
          </table:table-cell>
          <table:table-cell table:formula="of:=100/[.D2]" office:value-type="float" office:value="25" calcext:value-type="float">
            <text:p>25</text:p>
          </table:table-cell>
          <table:table-cell table:formula="of:=100/[.E2]" office:value-type="float" office:value="12.5" calcext:value-type="float">
            <text:p>12.5</text:p>
          </table:table-cell>
          <table:table-cell table:formula="of:=100/[.F2]" office:value-type="float" office:value="6.25" calcext:value-type="float">
            <text:p>6.25</text:p>
          </table:table-cell>
          <table:table-cell table:formula="of:=100/[.G2]" office:value-type="float" office:value="3.125" calcext:value-type="float">
            <text:p>3.125</text:p>
          </table:table-cell>
          <table:table-cell table:formula="of:=100/[.H2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timated Execution Time (%)</text:p>
          </table:table-cell>
          <table:table-cell table:formula="of:=100/[.B4]" office:value-type="float" office:value="100" calcext:value-type="float">
            <text:p>100</text:p>
          </table:table-cell>
          <table:table-cell table:formula="of:=100/[.C4]" office:value-type="float" office:value="50" calcext:value-type="float">
            <text:p>50</text:p>
          </table:table-cell>
          <table:table-cell table:formula="of:=100/[.D4]" office:value-type="float" office:value="25" calcext:value-type="float">
            <text:p>25</text:p>
          </table:table-cell>
          <table:table-cell table:formula="of:=100/[.E4]" office:value-type="float" office:value="12.5" calcext:value-type="float">
            <text:p>12.5</text:p>
          </table:table-cell>
          <table:table-cell table:formula="of:=100/[.F4]" office:value-type="float" office:value="6.25" calcext:value-type="float">
            <text:p>6.25</text:p>
          </table:table-cell>
          <table:table-cell table:formula="of:=100/[.G4]" office:value-type="float" office:value="3.125" calcext:value-type="float">
            <text:p>3.125</text:p>
          </table:table-cell>
          <table:table-cell table:formula="of:=100/[.H4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Measured Execution Time (%)</text:p>
          </table:table-cell>
          <table:table-cell office:value-type="float" office:value="100" calcext:value-type="float">
            <text:p>100</text:p>
          </table:table-cell>
          <table:table-cell table:style-name="ce1" table:formula="of:=100*[.C7]/[.$B$7]" office:value-type="float" office:value="50.8861859252824" calcext:value-type="float">
            <text:p>50.8861859253</text:p>
          </table:table-cell>
          <table:table-cell table:formula="of:=100*[.D7]/[.$B$7]" office:value-type="float" office:value="25.0825369244136" calcext:value-type="float">
            <text:p>25.0825369244</text:p>
          </table:table-cell>
          <table:table-cell table:formula="of:=100*[.E7]/[.$B$7]" office:value-type="float" office:value="12.5716768027802" calcext:value-type="float">
            <text:p>12.5716768028</text:p>
          </table:table-cell>
          <table:table-cell table:formula="of:=100*[.F7]/[.$B$7]" office:value-type="float" office:value="7.64031277150304" calcext:value-type="float">
            <text:p>7.6403127715</text:p>
          </table:table-cell>
          <table:table-cell table:formula="of:=100*[.G7]/[.$B$7]" office:value-type="float" office:value="8.3614248479583" calcext:value-type="float">
            <text:p>8.361424848</text:p>
          </table:table-cell>
          <table:table-cell table:formula="of:=100*[.H7]/[.$B$7]" office:value-type="float" office:value="5.98088618592528" calcext:value-type="float">
            <text:p>5.9808861859</text:p>
          </table:table-cell>
        </table:table-row>
        <table:table-row table:style-name="ro1">
          <table:table-cell office:value-type="string" calcext:value-type="string">
            <text:p>Measured Execution Time (s)</text:p>
          </table:table-cell>
          <table:table-cell office:value-type="float" office:value="1.151" calcext:value-type="float">
            <text:p>1.15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8794" calcext:value-type="float">
            <text:p>0.08794</text:p>
          </table:table-cell>
          <table:table-cell office:value-type="float" office:value="0.09624" calcext:value-type="float">
            <text:p>0.09624</text:p>
          </table:table-cell>
          <table:table-cell office:value-type="float" office:value="0.06884" calcext:value-type="float">
            <text:p>0.06884</text:p>
          </table:table-cell>
        </table:table-row>
        <table:table-row table:style-name="ro1">
          <table:table-cell office:value-type="string" calcext:value-type="string">
            <text:p>Measured Speedup</text:p>
          </table:table-cell>
          <table:table-cell office:value-type="float" office:value="1" calcext:value-type="float">
            <text:p>1</text:p>
          </table:table-cell>
          <table:table-cell table:formula="of:=100/[.C6]" office:value-type="float" office:value="1.96516988219225" calcext:value-type="float">
            <text:p>1.9651698822</text:p>
          </table:table-cell>
          <table:table-cell table:formula="of:=100/[.D6]" office:value-type="float" office:value="3.98683754762729" calcext:value-type="float">
            <text:p>3.9868375476</text:p>
          </table:table-cell>
          <table:table-cell table:formula="of:=100/[.E6]" office:value-type="float" office:value="7.95438838977194" calcext:value-type="float">
            <text:p>7.9543883898</text:p>
          </table:table-cell>
          <table:table-cell table:formula="of:=100/[.F6]" office:value-type="float" office:value="13.088469410962" calcext:value-type="float">
            <text:p>13.088469411</text:p>
          </table:table-cell>
          <table:table-cell table:formula="of:=100/[.G6]" office:value-type="float" office:value="11.9596841230258" calcext:value-type="float">
            <text:p>11.959684123</text:p>
          </table:table-cell>
          <table:table-cell table:formula="of:=100/[.H6]" office:value-type="float" office:value="16.719930273097" calcext:value-type="float">
            <text:p>16.7199302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7:34:09.809811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1:35:08.603287435</meta:creation-date>
    <dc:date>2018-10-03T18:38:29.412418872</dc:date>
    <meta:editing-duration>PT1H12M1S</meta:editing-duration>
    <meta:editing-cycles>3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8cm" svg:y="0.316cm" chart:style-name="ch2">
          <text:p>Execution Time over the Number of Threads</text:p>
        </chart:title>
        <chart:legend chart:legend-position="end" svg:x="9.999cm" svg:y="3.952cm" style:legend-expansion="high" chart:style-name="ch3"/>
        <chart:plot-area chart:style-name="ch4" table:cell-range-address="Sheet1.A4:Sheet1.H6" chart:data-source-has-labels="column" svg:x="1.331cm" svg:y="1.275cm" svg:width="8.348cm" svg:height="6.564cm">
          <chartooo:coordinate-region svg:x="1.952cm" svg:y="1.474cm" svg:width="7.354cm" svg:height="5.718cm"/>
          <chart:axis chart:dimension="x" chart:name="primary-x" chart:style-name="ch5">
            <chart:title svg:x="4.852cm" svg:y="8.019cm" chart:style-name="ch6">
              <text:p>Threads</text:p>
            </chart:title>
            <chart:grid chart:style-name="ch7" chart:class="major"/>
          </chart:axis>
          <chart:axis chart:dimension="y" chart:name="primary-y" chart:style-name="ch5">
            <chart:title svg:x="0.451cm" svg:y="5.99cm" chart:style-name="ch8">
              <text:p>Execution Time (%)</text:p>
            </chart:title>
            <chart:grid chart:style-name="ch7" chart:class="major"/>
          </chart:axis>
          <chart:series chart:style-name="ch9" chart:values-cell-range-address="Sheet1.B5:Sheet1.H5" chart:label-cell-address="Sheet1.A5:Sheet1.A5" chart:class="chart:scatter">
            <chart:domain table:cell-range-address="Sheet1.B4:Sheet1.H4"/>
            <chart:data-point chart:repeated="7"/>
          </chart:series>
          <chart:series chart:style-name="ch10" chart:values-cell-range-address="Sheet1.B6:Sheet1.H6" chart:label-cell-address="Sheet1.A6:Sheet1.A6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H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Estimated Execution Time (%)</text:p>
                <draw:g>
                  <svg:desc>Sheet1.A5:Sheet1.A5</svg:desc>
                </draw:g>
              </table:table-cell>
              <table:table-cell office:value-type="float" office:value="100">
                <text:p>100</text:p>
                <draw:g>
                  <svg:desc>Sheet1.B5:Sheet1.H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6.25">
                <text:p>6.25</text:p>
              </table:table-cell>
              <table:table-cell office:value-type="float" office:value="3.125">
                <text:p>3.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Measured Execution Time (%)</text:p>
                <draw:g>
                  <svg:desc>Sheet1.A6:Sheet1.A6</svg:desc>
                </draw:g>
              </table:table-cell>
              <table:table-cell office:value-type="float" office:value="100">
                <text:p>100</text:p>
                <draw:g>
                  <svg:desc>Sheet1.B6:Sheet1.H6</svg:desc>
                </draw:g>
              </table:table-cell>
              <table:table-cell office:value-type="float" office:value="50.8861859252824">
                <text:p>50.8861859252824</text:p>
              </table:table-cell>
              <table:table-cell office:value-type="float" office:value="25.0825369244136">
                <text:p>25.0825369244136</text:p>
              </table:table-cell>
              <table:table-cell office:value-type="float" office:value="12.5716768027802">
                <text:p>12.5716768027802</text:p>
              </table:table-cell>
              <table:table-cell office:value-type="float" office:value="7.64031277150304">
                <text:p>7.64031277150304</text:p>
              </table:table-cell>
              <table:table-cell office:value-type="float" office:value="8.3614248479583">
                <text:p>8.3614248479583</text:p>
              </table:table-cell>
              <table:table-cell office:value-type="float" office:value="5.98088618592528">
                <text:p>5.98088618592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